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au1" style:family="table">
      <style:table-properties style:width="15.912cm" table:align="left"/>
    </style:style>
    <style:style style:name="Tableau1.A" style:family="table-column">
      <style:table-column-properties style:column-width="2.589cm"/>
    </style:style>
    <style:style style:name="Tableau1.B" style:family="table-column">
      <style:table-column-properties style:column-width="3.307cm"/>
    </style:style>
    <style:style style:name="Tableau1.C" style:family="table-column">
      <style:table-column-properties style:column-width="10.015cm"/>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Heading_20_1">
      <style:text-properties officeooo:rsid="0017ec0e" officeooo:paragraph-rsid="0017ec0e"/>
    </style:style>
    <style:style style:name="P2" style:family="paragraph" style:parent-style-name="Standard">
      <style:text-properties officeooo:rsid="0017ec0e" officeooo:paragraph-rsid="0017ec0e"/>
    </style:style>
    <style:style style:name="P3" style:family="paragraph" style:parent-style-name="Table_20_Contents">
      <style:text-properties officeooo:rsid="0017ec0e" officeooo:paragraph-rsid="0017ec0e"/>
    </style:style>
    <style:style style:name="P4" style:family="paragraph" style:parent-style-name="Table_20_Contents">
      <style:paragraph-properties fo:text-align="center" style:justify-single-word="false"/>
      <style:text-properties officeooo:rsid="0017ec0e" officeooo:paragraph-rsid="0017ec0e"/>
    </style:style>
    <style:style style:name="P5" style:family="paragraph" style:parent-style-name="normal">
      <style:text-properties officeooo:rsid="001c759a" officeooo:paragraph-rsid="001c759a"/>
    </style:style>
    <style:style style:name="P6" style:family="paragraph" style:parent-style-name="normal">
      <style:text-properties officeooo:rsid="001642ff" officeooo:paragraph-rsid="0017ec0e"/>
    </style:style>
    <style:style style:name="P7" style:family="paragraph" style:parent-style-name="normal">
      <style:text-properties officeooo:rsid="001642ff" officeooo:paragraph-rsid="001b4029"/>
    </style:style>
    <style:style style:name="P8" style:family="paragraph" style:parent-style-name="normal">
      <style:text-properties officeooo:rsid="001cc2e0" officeooo:paragraph-rsid="001cc2e0"/>
    </style:style>
    <style:style style:name="P9" style:family="paragraph" style:parent-style-name="Title" style:master-page-name="Standard">
      <style:paragraph-properties style:page-number="1"/>
      <style:text-properties fo:font-size="26pt" officeooo:rsid="0017ec0e" officeooo:paragraph-rsid="0017ec0e" style:font-size-asian="26pt" style:font-size-complex="26pt"/>
    </style:style>
    <style:style style:name="P10" style:family="paragraph" style:parent-style-name="Heading_20_1">
      <style:text-properties fo:font-size="20pt" officeooo:rsid="0017ec0e" officeooo:paragraph-rsid="001b4029" style:font-size-asian="20pt" style:font-size-complex="20pt"/>
    </style:style>
    <style:style style:name="P11" style:family="paragraph" style:parent-style-name="Heading_20_1">
      <style:text-properties fo:font-size="20pt" officeooo:rsid="001b4029" officeooo:paragraph-rsid="001b4029" style:font-size-asian="20pt" style:font-size-complex="20pt"/>
    </style:style>
    <style:style style:name="P12" style:family="paragraph" style:parent-style-name="Standard" style:list-style-name="L1">
      <style:text-properties officeooo:rsid="0017ec0e" officeooo:paragraph-rsid="0017ec0e"/>
    </style:style>
    <style:style style:name="P13" style:family="paragraph" style:parent-style-name="Standard">
      <style:text-properties officeooo:rsid="0017ec0e" officeooo:paragraph-rsid="0017ec0e"/>
    </style:style>
    <style:style style:name="P14" style:family="paragraph" style:parent-style-name="Standard" style:list-style-name="L1">
      <style:text-properties officeooo:rsid="0018f307" officeooo:paragraph-rsid="0018f307"/>
    </style:style>
    <style:style style:name="P15" style:family="paragraph" style:parent-style-name="Standard" style:list-style-name="L1">
      <style:text-properties officeooo:rsid="0019dc10" officeooo:paragraph-rsid="0019dc10"/>
    </style:style>
    <style:style style:name="P16" style:family="paragraph" style:parent-style-name="Standard">
      <style:text-properties officeooo:rsid="001c759a" officeooo:paragraph-rsid="001c759a"/>
    </style:style>
    <style:style style:name="P17" style:family="paragraph" style:parent-style-name="Standard">
      <style:text-properties officeooo:rsid="001e47b5" officeooo:paragraph-rsid="001e47b5"/>
    </style:style>
    <style:style style:name="P18" style:family="paragraph" style:parent-style-name="normal">
      <style:text-properties officeooo:rsid="001642ff" officeooo:paragraph-rsid="001b4029"/>
    </style:style>
    <style:style style:name="P19" style:family="paragraph" style:parent-style-name="normal">
      <style:text-properties officeooo:rsid="001642ff" officeooo:paragraph-rsid="0017ec0e"/>
    </style:style>
    <style:style style:name="P20" style:family="paragraph" style:parent-style-name="normal">
      <style:text-properties officeooo:rsid="001e47b5" officeooo:paragraph-rsid="001e47b5"/>
    </style:style>
    <style:style style:name="P21" style:family="paragraph" style:parent-style-name="normal">
      <style:text-properties officeooo:rsid="00219a44" officeooo:paragraph-rsid="00219a44"/>
    </style:style>
    <style:style style:name="P22" style:family="paragraph" style:parent-style-name="normal">
      <style:text-properties officeooo:rsid="0021b34e" officeooo:paragraph-rsid="0021b34e"/>
    </style:style>
    <style:style style:name="P23" style:family="paragraph" style:parent-style-name="normal">
      <style:text-properties officeooo:rsid="0022c247" officeooo:paragraph-rsid="0022c247"/>
    </style:style>
    <style:style style:name="P24" style:family="paragraph" style:parent-style-name="normal">
      <style:text-properties officeooo:rsid="001cc2e0" officeooo:paragraph-rsid="001cc2e0"/>
    </style:style>
    <style:style style:name="T1" style:family="text">
      <style:text-properties fo:font-size="20pt" style:font-size-asian="20pt" style:font-size-complex="20pt"/>
    </style:style>
    <style:style style:name="T2" style:family="text">
      <style:text-properties fo:font-size="20pt" officeooo:rsid="001b4029" style:font-size-asian="20pt" style:font-size-complex="20pt"/>
    </style:style>
    <style:style style:name="T3" style:family="text">
      <style:text-properties officeooo:rsid="0017ec0e"/>
    </style:style>
    <style:style style:name="T4" style:family="text">
      <style:text-properties officeooo:rsid="0018f307"/>
    </style:style>
    <style:style style:name="T5" style:family="text">
      <style:text-properties officeooo:rsid="001cc2e0"/>
    </style:style>
    <style:style style:name="T6" style:family="text">
      <style:text-properties officeooo:rsid="001ccf87"/>
    </style:style>
    <style:style style:name="T7" style:family="text">
      <style:text-properties officeooo:rsid="001efbc5"/>
    </style:style>
    <style:style style:name="T8" style:family="text">
      <style:text-properties officeooo:rsid="001fdae9"/>
    </style:style>
    <style:style style:name="T9" style:family="text">
      <style:text-properties officeooo:rsid="00219a44"/>
    </style:style>
    <style:style style:name="T10" style:family="text">
      <style:text-properties officeooo:rsid="0022c24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se en place d’une instance collecte-pro</text:p>
      <text:p text:style-name="Standard"/>
      <text:p text:style-name="Heading_20_1">Historique du document</text:p>
      <table:table table:name="Tableau1" table:style-name="Tableau1">
        <table:table-column table:style-name="Tableau1.A"/>
        <table:table-column table:style-name="Tableau1.B"/>
        <table:table-column table:style-name="Tableau1.C"/>
        <table:table-row>
          <table:table-cell table:style-name="Tableau1.A1" office:value-type="string">
            <text:p text:style-name="P4">Date</text:p>
          </table:table-cell>
          <table:table-cell table:style-name="Tableau1.A1" office:value-type="string">
            <text:p text:style-name="P4">Auteur</text:p>
          </table:table-cell>
          <table:table-cell table:style-name="Tableau1.C1" office:value-type="string">
            <text:p text:style-name="P4">Notes</text:p>
          </table:table-cell>
        </table:table-row>
        <table:table-row>
          <table:table-cell table:style-name="Tableau1.A2" office:value-type="string">
            <text:p text:style-name="P3">18/10/2022</text:p>
          </table:table-cell>
          <table:table-cell table:style-name="Tableau1.A2" office:value-type="string">
            <text:p text:style-name="P3">Thomas Bouchet</text:p>
          </table:table-cell>
          <table:table-cell table:style-name="Tableau1.C2" office:value-type="string">
            <text:p text:style-name="P3">Initialisation du document</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2"/>
      <text:p text:style-name="P2"/>
      <text:p text:style-name="Heading_20_1">Contexte <text:span text:style-name="T3">&amp; objectif</text:span></text:p>
      <text:p text:style-name="P2">Ce document énumère les différentes étapes de création d’une instance de collecte-pro afin que n’importe quel acteur puisse monter sa propre instance ou bien participer aux instances déjà existantes des partenaires.</text:p>
      <text:p text:style-name="P2"/>
      <text:p text:style-name="P2"/>
      <text:p text:style-name="Heading_20_1">Synthèse</text:p>
      <text:p text:style-name="P2">Afin de simplifier la lecture et le parcours du document, toutes les étapes sont listées ici. Chacune est détaillée dans le chapitre correspondant.</text:p>
      <text:p text:style-name="P2"/>
      <text:list text:style-name="L1">
        <text:list-item>
          <text:p text:style-name="P12">Choix de l’environnement</text:p>
        </text:list-item>
        <text:list-item>
          <text:p text:style-name="P12">Choix du système d’authentification</text:p>
        </text:list-item>
        <text:list-item>
          <text:p text:style-name="P12">Création de <text:span text:style-name="T4">la </text:span>nouvelle instance</text:p>
        </text:list-item>
        <text:list-item>
          <text:p text:style-name="P14">Gestion des adresses mail</text:p>
        </text:list-item>
        <text:list-item>
          <text:p text:style-name="P15">Gestion du nom de domaine</text:p>
        </text:list-item>
        <text:list-item>
          <text:p text:style-name="P14">Gestion des comptes utilisateurs et des profils</text:p>
        </text:list-item>
      </text:list>
      <text:p text:style-name="P2"/>
      <text:p text:style-name="P2"/>
      <text:p text:style-name="P1"><text:span text:style-name="T1">Choix d</text:span><text:span text:style-name="T2">e l’environnement</text:span></text:p>
      <text:p text:style-name="P5">Le premier point de décision est celui de l’environnement. Est-il souhaitable que la nouvelle instance fasse partie du système déjà en place ou pas.</text:p>
      <text:p text:style-name="P5">Pour une instance spécifique, hors partenariat, la documentation d’installation de l’application est disponible et utilisable.</text:p>
      <text:p text:style-name="P5">Pour une instance au sein du partenariat collecte-pro, il est nécessaire de vérifier auprès de l’hébergeur si les machines actuelles sont en état de supporter une nouvelle instance (surtout au niveua de l’espace disque de stockage des fichiers).</text:p>
      <text:p text:style-name="P8"><text:soft-page-break/>Si aucune contrainte spécifique n’est présente, on peut alors simplement demander la création d’une nouvelle instance sur les machines actuelles.</text:p>
      <text:p text:style-name="P8">Sinon, il est nécessaire de demander la mise en place d’un nouveau serveur Web, une nouvelle base de données et un serveur disque dédié.</text:p>
      <text:p text:style-name="P8"/>
      <text:p text:style-name="P8"/>
      <text:p text:style-name="P10">Choix du système d’authentification</text:p>
      <text:p text:style-name="P16">Le système d’authentification utilisé s’appuie sur l’applicatif Keycloak. Celui-ci permet <text:span text:style-name="T5">aux utilisateurs de se connecter soit en créant des comptes directement dans la base Keycloak (c’est le cas général pour les utilisateurs externes au partenariat comme la plupart des Répondants), soit en utilisant un système interne relié au serveur Keycloak.</text:span></text:p>
      <text:p text:style-name="P17">Il est également possible d’utiliser le systèmle d’authentification interne à l’application si besoin. Celui-ci est moins complet d’un point de vue fonctionnel.</text:p>
      <text:p text:style-name="P17"/>
      <text:p text:style-name="P17"/>
      <text:p text:style-name="P1"><text:span text:style-name="T2">Création de la nouvelle</text:span><text:span text:style-name="T1"> instance</text:span></text:p>
      <text:p text:style-name="P20">Pour créer une nouvelle instance, le fichier ansible « inventory.yml » doit être mis à jour.</text:p>
      <text:p text:style-name="P20">Idéalement, l’instance est présente sur les 3 plateformes <text:span text:style-name="T8">(recette, préproduction, production)</text:span>.</text:p>
      <text:p text:style-name="P6"/>
      <text:p text:style-name="P6"/>
      <text:p text:style-name="P11">Gestion des adresses mails</text:p>
      <text:p text:style-name="P20">L’application <text:span text:style-name="T7">envoie des mails pour les notifications de dépôt de fichiers. Il est donc nécessaire créer une boite mail pouvant émettre des messages. </text:span><text:span text:style-name="T9">L’adresse mail à utiliser est configurée dans l’environnement.</text:span></text:p>
      <text:p text:style-name="P6"/>
      <text:p text:style-name="P21">L’autre adresse mail potentielle se situe au niveau de Keycloak. Si Keycloak est utilisé, il <text:s/>est également nécessaire de créer une boite mail.</text:p>
      <text:p text:style-name="P6"/>
      <text:p text:style-name="P6"/>
      <text:p text:style-name="P11">Gestion du nom de domaine <text:span text:style-name="T6">et du certificat</text:span></text:p>
      <text:p text:style-name="P21">Le nom de domaine doit être créé pour être accessible. De même, afin de sécuriser les échanges web, un certificat est désormais incontournable.</text:p>
      <text:p text:style-name="P7"/>
      <text:p text:style-name="P7"/>
      <text:p text:style-name="P11">Gestion des comptes utilisateurs et profils</text:p>
      <text:p text:style-name="P22">Quel que soit le système d’authentification utilisé, il est nécessaire de prévoir quelques comptes de base :</text:p>
      <text:p text:style-name="P22">- un (ou plusieurs) comptes administrateurs</text:p>
      <text:p text:style-name="P22"><text:soft-page-break/>- <text:span text:style-name="T10">un (ou plusieurs) comptes demandeurs</text:span></text:p>
      <text:p text:style-name="P7"/>
      <text:p text:style-name="P23">Si le système utilisé est Keycloak, les comptes sont à créer dessus. Pour cela se référer à la documentation prévue (Configuration Keycloak).</text:p>
      <text:p text:style-name="P23">Si le système utilisé est celui de collecte-pro, alors il suffit de créer les comptes au niveau de l’administration Django directement. Pour cela il peut être nécessaire de créer un compte super administrateur via Django.</text:p>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ate>2022-10-24T14:17:22.466000000</dc:date>
    <meta:editing-duration>PT2H5S</meta:editing-duration>
    <meta:editing-cycles>15</meta:editing-cycles>
    <meta:document-statistic meta:table-count="1" meta:image-count="0" meta:object-count="0" meta:page-count="3" meta:paragraph-count="41" meta:word-count="523" meta:character-count="3464" meta:non-whitespace-character-count="2987"/>
  </office:meta>
</office:document-meta>
</file>